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1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6.99mm" fo:break-before="auto" style:use-optimal-row-height="false"/>
    </style:style>
    <style:style style:name="ro22" style:family="table-row">
      <style:table-row-properties style:row-height="8.04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244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2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63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59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6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60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64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6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64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6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16" calcext:value-type="float">
            <text:p><text:s text:c="3"/>616</text:p>
          </table:table-cell>
          <table:table-cell table:style-name="ce64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19" calcext:value-type="float">
            <text:p><text:s text:c="3"/>619</text:p>
          </table:table-cell>
          <table:table-cell table:style-name="ce64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64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65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7" calcext:value-type="float">
            <text:p><text:s text:c="3"/>627</text:p>
          </table:table-cell>
          <table:table-cell table:style-name="ce66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53" office:value-type="float" office:value="629" calcext:value-type="float">
            <text:p><text:s text:c="3"/>629</text:p>
          </table:table-cell>
          <table:table-cell table:style-name="ce66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65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4" calcext:value-type="float">
            <text:p><text:s text:c="3"/>634</text:p>
          </table:table-cell>
          <table:table-cell table:style-name="ce65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5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1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1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39" calcext:value-type="float">
            <text:p><text:s text:c="3"/>639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1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1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40" calcext:value-type="float">
            <text:p><text:s text:c="3"/>640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3" calcext:value-type="float">
            <text:p><text:s text:c="3"/>7,823</text:p>
          </table:table-cell>
          <table:table-cell table:style-name="ce32" office:value-type="float" office:value="147801" calcext:value-type="float">
            <text:p><text:s text:c="3"/>147,801</text:p>
          </table:table-cell>
          <table:table-cell table:style-name="ce32" office:value-type="float" office:value="7819420" calcext:value-type="float">
            <text:p><text:s text:c="3"/>7,819,420</text:p>
          </table:table-cell>
          <table:table-cell table:style-name="ce42" office:value-type="float" office:value="23127845" calcext:value-type="float">
            <text:p><text:s text:c="3"/>23,127,845</text:p>
          </table:table-cell>
          <table:table-cell table:style-name="ce32" office:value-type="float" office:value="11636930" calcext:value-type="float">
            <text:p><text:s text:c="3"/>11,636,930</text:p>
          </table:table-cell>
          <table:table-cell table:style-name="ce32" office:value-type="float" office:value="11490915" calcext:value-type="float">
            <text:p><text:s text:c="3"/>11,490,915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6" calcext:value-type="float">
            <text:p><text:s text:c="3"/>2.96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876" calcext:value-type="float">
            <text:p><text:s text:c="3"/>147,876</text:p>
          </table:table-cell>
          <table:table-cell table:style-name="ce32" office:value-type="float" office:value="7835375" calcext:value-type="float">
            <text:p><text:s text:c="3"/>7,835,375</text:p>
          </table:table-cell>
          <table:table-cell table:style-name="ce42" office:value-type="float" office:value="23131093" calcext:value-type="float">
            <text:p><text:s text:c="3"/>23,131,093</text:p>
          </table:table-cell>
          <table:table-cell table:style-name="ce32" office:value-type="float" office:value="11636573" calcext:value-type="float">
            <text:p><text:s text:c="3"/>11,636,573</text:p>
          </table:table-cell>
          <table:table-cell table:style-name="ce32" office:value-type="float" office:value="11494520" calcext:value-type="float">
            <text:p><text:s text:c="3"/>11,494,52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6" calcext:value-type="float">
            <text:p><text:s text:c="3"/>2.96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848068" calcext:value-type="float">
            <text:p><text:s text:c="3"/>7,848,068</text:p>
          </table:table-cell>
          <table:table-cell table:style-name="ce42" office:value-type="float" office:value="23133074" calcext:value-type="float">
            <text:p><text:s text:c="3"/>23,133,074</text:p>
          </table:table-cell>
          <table:table-cell table:style-name="ce32" office:value-type="float" office:value="11635562" calcext:value-type="float">
            <text:p><text:s text:c="3"/>11,635,562</text:p>
          </table:table-cell>
          <table:table-cell table:style-name="ce32" office:value-type="float" office:value="11497512" calcext:value-type="float">
            <text:p><text:s text:c="3"/>11,497,512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5" calcext:value-type="float">
            <text:p><text:s text:c="3"/>2.95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1" calcext:value-type="float">
            <text:p><text:s text:c="3"/>147,941</text:p>
          </table:table-cell>
          <table:table-cell table:style-name="ce32" office:value-type="float" office:value="7860131" calcext:value-type="float">
            <text:p><text:s text:c="3"/>7,860,131</text:p>
          </table:table-cell>
          <table:table-cell table:style-name="ce42" office:value-type="float" office:value="23135715" calcext:value-type="float">
            <text:p><text:s text:c="3"/>23,135,715</text:p>
          </table:table-cell>
          <table:table-cell table:style-name="ce32" office:value-type="float" office:value="11635040" calcext:value-type="float">
            <text:p><text:s text:c="3"/>11,635,040</text:p>
          </table:table-cell>
          <table:table-cell table:style-name="ce32" office:value-type="float" office:value="11500675" calcext:value-type="float">
            <text:p><text:s text:c="3"/>11,500,675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5" calcext:value-type="float">
            <text:p><text:s text:c="3"/>2.95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2" calcext:value-type="float">
            <text:p><text:s text:c="3"/>147,942</text:p>
          </table:table-cell>
          <table:table-cell table:style-name="ce32" office:value-type="float" office:value="7875068" calcext:value-type="float">
            <text:p><text:s text:c="3"/>7,875,068</text:p>
          </table:table-cell>
          <table:table-cell table:style-name="ce42" office:value-type="float" office:value="23138381" calcext:value-type="float">
            <text:p><text:s text:c="3"/>23,138,381</text:p>
          </table:table-cell>
          <table:table-cell table:style-name="ce32" office:value-type="float" office:value="11634792" calcext:value-type="float">
            <text:p><text:s text:c="3"/>11,634,792</text:p>
          </table:table-cell>
          <table:table-cell table:style-name="ce32" office:value-type="float" office:value="11503589" calcext:value-type="float">
            <text:p><text:s text:c="3"/>11,503,589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4" calcext:value-type="float">
            <text:p><text:s text:c="3"/>2.94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2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4" calcext:value-type="float">
            <text:p><text:s text:c="3"/>2.94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2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39" calcext:value-type="float">
            <text:p><text:s text:c="3"/>639</text:p>
          </table:table-cell>
          <table:table-cell table:style-name="ce68" office:value-type="float" office:value="2.93" calcext:value-type="float">
            <text:p><text:s text:c="3"/>2.93</text:p>
          </table:table-cell>
          <table:table-cell table:number-columns-repeated="2"/>
          <table:table-cell table:style-name="ce74" table:number-columns-repeated="1010"/>
        </table:table-row>
        <table:table-row table:style-name="ro11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2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68" office:value-type="float" office:value="2.93" calcext:value-type="float">
            <text:p><text:s text:c="3"/>2.93</text:p>
          </table:table-cell>
          <table:table-cell table:number-columns-repeated="2"/>
          <table:table-cell table:style-name="ce74" table:number-columns-repeated="1010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2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style-name="ce72"/>
          <table:table-cell table:style-name="ce74" table:number-columns-repeated="1011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2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style-name="ce72"/>
          <table:table-cell table:style-name="ce74" table:number-columns-repeated="1011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2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style-name="ce72"/>
          <table:table-cell table:number-columns-repeated="1011"/>
        </table:table-row>
        <table:table-row table:style-name="ro12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6" table:number-columns-repeated="2"/>
          <table:table-cell table:style-name="ce68"/>
          <table:table-cell table:style-name="ce72"/>
          <table:table-cell table:number-columns-repeated="1011"/>
        </table:table-row>
        <table:table-row table:style-name="ro13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2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68" office:value-type="float" office:value="2.92" calcext:value-type="float">
            <text:p><text:s text:c="3"/>2.92</text:p>
          </table:table-cell>
          <table:table-cell table:style-name="ce72"/>
          <table:table-cell table:number-columns-repeated="1011"/>
        </table:table-row>
        <table:table-row table:style-name="ro12">
          <table:table-cell table:style-name="ce9" office:value-type="string" calcext:value-type="string">
            <text:p>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3" office:value-type="float" office:value="147904" calcext:value-type="float">
            <text:p><text:s text:c="3"/>147,904</text:p>
          </table:table-cell>
          <table:table-cell table:style-name="ce33" office:value-type="float" office:value="7947403" calcext:value-type="float">
            <text:p><text:s text:c="3"/>7,947,403</text:p>
          </table:table-cell>
          <table:table-cell table:style-name="ce43" office:value-type="float" office:value="23164457" calcext:value-type="float">
            <text:p><text:s text:c="3"/>23,164,457</text:p>
          </table:table-cell>
          <table:table-cell table:style-name="ce33" office:value-type="float" office:value="11632909" calcext:value-type="float">
            <text:p><text:s text:c="3"/>11,632,909</text:p>
          </table:table-cell>
          <table:table-cell table:style-name="ce33" office:value-type="float" office:value="11531548" calcext:value-type="float">
            <text:p><text:s text:c="3"/>11,531,54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640" calcext:value-type="float">
            <text:p><text:s text:c="3"/>640</text:p>
          </table:table-cell>
          <table:table-cell table:style-name="ce68" office:value-type="float" office:value="2.91" calcext:value-type="float">
            <text:p><text:s text:c="3"/>2.91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0.15" calcext:value-type="float">
            <text:p><text:s/>0.15</text:p>
          </table:table-cell>
          <table:table-cell table:style-name="ce23" office:value-type="float" office:value="0.07" calcext:value-type="float">
            <text:p><text:s/>0.07</text:p>
          </table:table-cell>
          <table:table-cell table:style-name="ce23" office:value-type="float" office:value="1.64" calcext:value-type="float">
            <text:p><text:s/>1.64</text:p>
          </table:table-cell>
          <table:table-cell table:style-name="ce23" office:value-type="float" office:value="0.16" calcext:value-type="float">
            <text:p><text:s/>0.16</text:p>
          </table:table-cell>
          <table:table-cell table:style-name="ce47" office:value-type="float" office:value="-0.03" calcext:value-type="float">
            <text:p>－ <text:s text:c="2"/>0.03</text:p>
          </table:table-cell>
          <table:table-cell table:style-name="ce23" office:value-type="float" office:value="0.35" calcext:value-type="float">
            <text:p><text:s/>0.35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0.16" calcext:value-type="float">
            <text:p><text:s/>0.16</text:p>
          </table:table-cell>
          <table:table-cell table:style-name="ce69" office:value-type="float" office:value="-1.69" calcext:value-type="float">
            <text:p>－ <text:s text:c="2"/>1.69</text:p>
          </table:table-cell>
          <table:table-cell table:style-name="ce73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07" calcext:value-type="float">
            <text:p><text:s/>0.07</text:p>
          </table:table-cell>
          <table:table-cell table:style-name="ce44" office:value-type="string" calcext:value-type="string">
            <text:p>－<text:span text:style-name="T6">  0.00</text:span></text:p>
          </table:table-cell>
          <table:table-cell table:style-name="ce48" office:value-type="float" office:value="-0.01" calcext:value-type="float">
            <text:p>－ <text:s text:c="2"/>0.01</text:p>
          </table:table-cell>
          <table:table-cell table:style-name="ce24" office:value-type="float" office:value="0.01" calcext:value-type="float">
            <text:p><text:s/>0.01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0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1">「－</text:span><text:span text:style-name="T4">」者表示無數字，列有「0.00」者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1" table:number-columns-spanned="2" table:number-rows-spanned="1"/>
          <table:covered-table-cell table:style-name="ce61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90"/>
        <table:table-column table:style-name="co3" table:default-cell-style-name="ce90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2"/>
          <table:table-cell table:style-name="ce71" table:number-columns-repeated="1012"/>
        </table:table-row>
        <table:table-row table:style-name="ro18">
          <table:table-cell table:style-name="ce71"/>
          <table:table-cell table:style-name="ce81" table:number-columns-repeated="4"/>
          <table:table-cell table:style-name="ce101" office:value-type="string" office:string-value="    中 華 民 國 100 年 2 月 底" calcext:value-type="string">
            <text:p><text:s text:c="5"/>中 華 民 國 100 年 2 月 底 </text:p>
          </table:table-cell>
          <table:table-cell table:style-name="ce81" table:number-columns-repeated="4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81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2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1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calcext:value-type="string">
            <text:p>性比例<text:span text:style-name="T6"> ( </text:span><text:span text:style-name="T5">每</text:span><text:span text:style-name="T7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59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3" office:value-type="string" calcext:value-type="string">
            <text:p>( 平方公里 )</text:p>
          </table:table-cell>
          <table:table-cell table:style-name="ce92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6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107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總 <text:s text:c="4"/>計</text:p>
          </table:table-cell>
          <table:table-cell table:style-name="ce84" office:value-type="float" office:value="36191.4667" calcext:value-type="float">
            <text:p><text:s text:c="3"/>36,191.4667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35" calcext:value-type="float">
            <text:p><text:s text:c="3"/>7,835</text:p>
          </table:table-cell>
          <table:table-cell table:style-name="ce29" office:value-type="float" office:value="147904" calcext:value-type="float">
            <text:p><text:s text:c="3"/>147,904</text:p>
          </table:table-cell>
          <table:table-cell table:style-name="ce29" office:value-type="float" office:value="7947403" calcext:value-type="float">
            <text:p><text:s text:c="3"/>7,947,403</text:p>
          </table:table-cell>
          <table:table-cell table:style-name="ce28" office:value-type="float" office:value="23164457" calcext:value-type="float">
            <text:p><text:s text:c="3"/>23,164,457</text:p>
          </table:table-cell>
          <table:table-cell table:style-name="ce29" office:value-type="float" office:value="11632909" calcext:value-type="float">
            <text:p><text:s text:c="3"/>11,632,909</text:p>
          </table:table-cell>
          <table:table-cell table:style-name="ce29" office:value-type="float" office:value="11531548" calcext:value-type="float">
            <text:p><text:s text:c="3"/>11,531,548</text:p>
          </table:table-cell>
          <table:table-cell table:style-name="ce103" office:value-type="float" office:value="100.878988666569" calcext:value-type="float">
            <text:p><text:s/>101 </text:p>
          </table:table-cell>
          <table:table-cell table:style-name="ce103" office:value-type="float" office:value="640.053004538775" calcext:value-type="float">
            <text:p><text:s/>640 </text:p>
          </table:table-cell>
          <table:table-cell table:style-name="ce108" office:value-type="float" office:value="2.9147203180712" calcext:value-type="float">
            <text:p><text:s/>2.91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新北市</text:p>
          </table:table-cell>
          <table:table-cell table:style-name="ce84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1951" calcext:value-type="float">
            <text:p><text:s text:c="3"/>21,951</text:p>
          </table:table-cell>
          <table:table-cell table:style-name="ce29" office:value-type="float" office:value="1407106" calcext:value-type="float">
            <text:p><text:s text:c="3"/>1,407,106</text:p>
          </table:table-cell>
          <table:table-cell table:style-name="ce28" office:value-type="float" office:value="3897888" calcext:value-type="float">
            <text:p><text:s text:c="3"/>3,897,888</text:p>
          </table:table-cell>
          <table:table-cell table:style-name="ce29" office:value-type="float" office:value="1934965" calcext:value-type="float">
            <text:p><text:s text:c="3"/>1,934,965</text:p>
          </table:table-cell>
          <table:table-cell table:style-name="ce29" office:value-type="float" office:value="1962923" calcext:value-type="float">
            <text:p><text:s text:c="3"/>1,962,923</text:p>
          </table:table-cell>
          <table:table-cell table:style-name="ce103" office:value-type="float" office:value="98.5756955316128" calcext:value-type="float">
            <text:p><text:s/>99 </text:p>
          </table:table-cell>
          <table:table-cell table:style-name="ce103" office:value-type="float" office:value="1899.0311009138" calcext:value-type="float">
            <text:p><text:s/>1,899 </text:p>
          </table:table-cell>
          <table:table-cell table:style-name="ce108" office:value-type="float" office:value="2.77014524847453" calcext:value-type="float">
            <text:p><text:s/>2.77 </text:p>
          </table:table-cell>
          <table:table-cell table:number-columns-repeated="1012"/>
        </table:table-row>
        <table:table-row table:style-name="ro19">
          <table:table-cell table:style-name="ce5" office:value-type="string" calcext:value-type="string">
            <text:p>臺北市</text:p>
          </table:table-cell>
          <table:table-cell table:style-name="ce84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34" calcext:value-type="float">
            <text:p><text:s text:c="3"/>9,534</text:p>
          </table:table-cell>
          <table:table-cell table:style-name="ce29" office:value-type="float" office:value="984431" calcext:value-type="float">
            <text:p><text:s text:c="3"/>984,431</text:p>
          </table:table-cell>
          <table:table-cell table:style-name="ce28" office:value-type="float" office:value="2624791" calcext:value-type="float">
            <text:p><text:s text:c="3"/>2,624,791</text:p>
          </table:table-cell>
          <table:table-cell table:style-name="ce29" office:value-type="float" office:value="1265280" calcext:value-type="float">
            <text:p><text:s text:c="3"/>1,265,280</text:p>
          </table:table-cell>
          <table:table-cell table:style-name="ce29" office:value-type="float" office:value="1359511" calcext:value-type="float">
            <text:p><text:s text:c="3"/>1,359,511</text:p>
          </table:table-cell>
          <table:table-cell table:style-name="ce103" office:value-type="float" office:value="93.0687578107128" calcext:value-type="float">
            <text:p><text:s/>93 </text:p>
          </table:table-cell>
          <table:table-cell table:style-name="ce103" office:value-type="float" office:value="9657.07835586279" calcext:value-type="float">
            <text:p><text:s/>9,657 </text:p>
          </table:table-cell>
          <table:table-cell table:style-name="ce108" office:value-type="float" office:value="2.66630266621023" calcext:value-type="float">
            <text:p><text:s/>2.67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臺中市</text:p>
          </table:table-cell>
          <table:table-cell table:style-name="ce85" office:value-type="float" office:value="2214.8968" calcext:value-type="float">
            <text:p><text:s text:c="3"/>2,214.8968</text:p>
          </table:table-cell>
          <table:table-cell table:style-name="ce93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3004" calcext:value-type="float">
            <text:p><text:s text:c="3"/>13,004</text:p>
          </table:table-cell>
          <table:table-cell table:style-name="ce29" office:value-type="float" office:value="854346" calcext:value-type="float">
            <text:p><text:s text:c="3"/>854,346</text:p>
          </table:table-cell>
          <table:table-cell table:style-name="ce28" office:value-type="float" office:value="2649892" calcext:value-type="float">
            <text:p><text:s text:c="3"/>2,649,892</text:p>
          </table:table-cell>
          <table:table-cell table:style-name="ce29" office:value-type="float" office:value="1319470" calcext:value-type="float">
            <text:p><text:s text:c="3"/>1,319,470</text:p>
          </table:table-cell>
          <table:table-cell table:style-name="ce29" office:value-type="float" office:value="1330422" calcext:value-type="float">
            <text:p><text:s text:c="3"/>1,330,422</text:p>
          </table:table-cell>
          <table:table-cell table:style-name="ce103" office:value-type="float" office:value="99.1768025483644" calcext:value-type="float">
            <text:p><text:s/>99 </text:p>
          </table:table-cell>
          <table:table-cell table:style-name="ce103" office:value-type="float" office:value="1196.3952451419" calcext:value-type="float">
            <text:p><text:s/>1,196 </text:p>
          </table:table-cell>
          <table:table-cell table:style-name="ce108" office:value-type="float" office:value="3.10166138777498" calcext:value-type="float">
            <text:p><text:s/>3.10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臺南市</text:p>
          </table:table-cell>
          <table:table-cell table:style-name="ce85" office:value-type="float" office:value="2191.6531" calcext:value-type="float">
            <text:p><text:s text:c="3"/>2,191.6531</text:p>
          </table:table-cell>
          <table:table-cell table:style-name="ce93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730" calcext:value-type="float">
            <text:p><text:s text:c="3"/>14,730</text:p>
          </table:table-cell>
          <table:table-cell table:style-name="ce29" office:value-type="float" office:value="640980" calcext:value-type="float">
            <text:p><text:s text:c="3"/>640,980</text:p>
          </table:table-cell>
          <table:table-cell table:style-name="ce28" office:value-type="float" office:value="1873176" calcext:value-type="float">
            <text:p><text:s text:c="3"/>1,873,176</text:p>
          </table:table-cell>
          <table:table-cell table:style-name="ce29" office:value-type="float" office:value="943486" calcext:value-type="float">
            <text:p><text:s text:c="3"/>943,486</text:p>
          </table:table-cell>
          <table:table-cell table:style-name="ce29" office:value-type="float" office:value="929690" calcext:value-type="float">
            <text:p><text:s text:c="3"/>929,690</text:p>
          </table:table-cell>
          <table:table-cell table:style-name="ce103" office:value-type="float" office:value="101.483935505384" calcext:value-type="float">
            <text:p><text:s/>101 </text:p>
          </table:table-cell>
          <table:table-cell table:style-name="ce103" office:value-type="float" office:value="854.686355244815" calcext:value-type="float">
            <text:p><text:s/>855 </text:p>
          </table:table-cell>
          <table:table-cell table:style-name="ce108" office:value-type="float" office:value="2.92236263221941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75" office:value-type="string" calcext:value-type="string">
            <text:p>高雄市</text:p>
          </table:table-cell>
          <table:table-cell table:style-name="ce85" office:value-type="float" office:value="2946.2671" calcext:value-type="float">
            <text:p><text:s text:c="3"/>2,946.2671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29" office:value-type="float" office:value="893" calcext:value-type="float">
            <text:p><text:s text:c="3"/>893</text:p>
          </table:table-cell>
          <table:table-cell table:style-name="ce29" office:value-type="float" office:value="17785" calcext:value-type="float">
            <text:p><text:s text:c="3"/>17,785</text:p>
          </table:table-cell>
          <table:table-cell table:style-name="ce29" office:value-type="float" office:value="1023848" calcext:value-type="float">
            <text:p><text:s text:c="3"/>1,023,848</text:p>
          </table:table-cell>
          <table:table-cell table:style-name="ce28" office:value-type="float" office:value="2772929" calcext:value-type="float">
            <text:p><text:s text:c="3"/>2,772,929</text:p>
          </table:table-cell>
          <table:table-cell table:style-name="ce29" office:value-type="float" office:value="1390167" calcext:value-type="float">
            <text:p><text:s text:c="3"/>1,390,167</text:p>
          </table:table-cell>
          <table:table-cell table:style-name="ce29" office:value-type="float" office:value="1382762" calcext:value-type="float">
            <text:p><text:s text:c="3"/>1,382,762</text:p>
          </table:table-cell>
          <table:table-cell table:style-name="ce103" office:value-type="float" office:value="100.535522382015" calcext:value-type="float">
            <text:p><text:s/>101 </text:p>
          </table:table-cell>
          <table:table-cell table:style-name="ce103" office:value-type="float" office:value="941.166875196074" calcext:value-type="float">
            <text:p><text:s/>941 </text:p>
          </table:table-cell>
          <table:table-cell table:style-name="ce108" office:value-type="float" office:value="2.70834049585485" calcext:value-type="float">
            <text:p><text:s/>2.71 </text:p>
          </table:table-cell>
          <table:table-cell table:number-columns-repeated="1012"/>
        </table:table-row>
        <table:table-row table:style-name="ro20">
          <table:table-cell table:style-name="ce75" office:value-type="string" calcext:value-type="string">
            <text:p>臺灣省</text:p>
          </table:table-cell>
          <table:table-cell table:style-name="ce85" office:value-type="float" office:value="26330.9577" calcext:value-type="float">
            <text:p><text:s text:c="3"/>26,330.9577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99" office:value-type="float" office:value="4018" calcext:value-type="float">
            <text:p><text:s text:c="3"/>4,018</text:p>
          </table:table-cell>
          <table:table-cell table:style-name="ce99" office:value-type="float" office:value="69998" calcext:value-type="float">
            <text:p><text:s text:c="3"/>69,998</text:p>
          </table:table-cell>
          <table:table-cell table:style-name="ce99" office:value-type="float" office:value="3001966" calcext:value-type="float">
            <text:p><text:s text:c="3"/>3,001,966</text:p>
          </table:table-cell>
          <table:table-cell table:style-name="ce28" office:value-type="float" office:value="9237875" calcext:value-type="float">
            <text:p><text:s text:c="3"/>9,237,875</text:p>
          </table:table-cell>
          <table:table-cell table:style-name="ce99" office:value-type="float" office:value="4723686" calcext:value-type="float">
            <text:p><text:s text:c="3"/>4,723,686</text:p>
          </table:table-cell>
          <table:table-cell table:style-name="ce99" office:value-type="float" office:value="4514189" calcext:value-type="float">
            <text:p><text:s text:c="3"/>4,514,189</text:p>
          </table:table-cell>
          <table:table-cell table:style-name="ce103" office:value-type="float" office:value="104.640855755043" calcext:value-type="float">
            <text:p><text:s/>105 </text:p>
          </table:table-cell>
          <table:table-cell table:style-name="ce103" office:value-type="float" office:value="350.837030132026" calcext:value-type="float">
            <text:p><text:s/>351 </text:p>
          </table:table-cell>
          <table:table-cell table:style-name="ce108" office:value-type="float" office:value="3.07727502576645" calcext:value-type="float">
            <text:p><text:s/>3.08 </text:p>
          </table:table-cell>
          <table:table-cell table:number-columns-repeated="1012"/>
        </table:table-row>
        <table:table-row table:style-name="ro21">
          <table:table-cell table:style-name="ce76" office:value-type="string" calcext:value-type="string">
            <text:p>宜蘭縣</text:p>
          </table:table-cell>
          <table:table-cell table:style-name="ce86" office:value-type="float" office:value="2143.6251" calcext:value-type="float">
            <text:p><text:s text:c="3"/>2,143.6251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style-name="ce100" office:value-type="float" office:value="235" calcext:value-type="float">
            <text:p><text:s text:c="3"/>235</text:p>
          </table:table-cell>
          <table:table-cell table:style-name="ce100" office:value-type="float" office:value="3738" calcext:value-type="float">
            <text:p><text:s text:c="3"/>3,738</text:p>
          </table:table-cell>
          <table:table-cell table:style-name="ce100" office:value-type="float" office:value="154293" calcext:value-type="float">
            <text:p><text:s text:c="3"/>154,293</text:p>
          </table:table-cell>
          <table:table-cell table:style-name="ce102" office:value-type="float" office:value="460220" calcext:value-type="float">
            <text:p><text:s text:c="3"/>460,220</text:p>
          </table:table-cell>
          <table:table-cell table:style-name="ce100" office:value-type="float" office:value="234543" calcext:value-type="float">
            <text:p><text:s text:c="3"/>234,543</text:p>
          </table:table-cell>
          <table:table-cell table:style-name="ce100" office:value-type="float" office:value="225677" calcext:value-type="float">
            <text:p><text:s text:c="3"/>225,677</text:p>
          </table:table-cell>
          <table:table-cell table:style-name="ce104" office:value-type="float" office:value="103.928623652388" calcext:value-type="float">
            <text:p><text:s/>104 </text:p>
          </table:table-cell>
          <table:table-cell table:style-name="ce104" office:value-type="float" office:value="214.692391873934" calcext:value-type="float">
            <text:p><text:s/>215 </text:p>
          </table:table-cell>
          <table:table-cell table:style-name="ce109" office:value-type="float" office:value="2.98276655454233" calcext:value-type="float">
            <text:p><text:s/>2.98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桃園縣</text:p>
          </table:table-cell>
          <table:table-cell table:style-name="ce86" office:value-type="float" office:value="1220.954" calcext:value-type="float">
            <text:p><text:s text:c="3"/>1,220.9540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483" calcext:value-type="float">
            <text:p><text:s text:c="3"/>483</text:p>
          </table:table-cell>
          <table:table-cell table:style-name="ce100" office:value-type="float" office:value="11342" calcext:value-type="float">
            <text:p><text:s text:c="3"/>11,342</text:p>
          </table:table-cell>
          <table:table-cell table:style-name="ce100" office:value-type="float" office:value="674543" calcext:value-type="float">
            <text:p><text:s text:c="3"/>674,543</text:p>
          </table:table-cell>
          <table:table-cell table:style-name="ce102" office:value-type="float" office:value="2002480" calcext:value-type="float">
            <text:p><text:s text:c="3"/>2,002,480</text:p>
          </table:table-cell>
          <table:table-cell table:style-name="ce100" office:value-type="float" office:value="1009197" calcext:value-type="float">
            <text:p><text:s text:c="3"/>1,009,197</text:p>
          </table:table-cell>
          <table:table-cell table:style-name="ce100" office:value-type="float" office:value="993283" calcext:value-type="float">
            <text:p><text:s text:c="3"/>993,283</text:p>
          </table:table-cell>
          <table:table-cell table:style-name="ce104" office:value-type="float" office:value="101.602161720275" calcext:value-type="float">
            <text:p><text:s/>102 </text:p>
          </table:table-cell>
          <table:table-cell table:style-name="ce104" office:value-type="float" office:value="1640.09454901659" calcext:value-type="float">
            <text:p><text:s/>1,640 </text:p>
          </table:table-cell>
          <table:table-cell table:style-name="ce109" office:value-type="float" office:value="2.96864692095241" calcext:value-type="float">
            <text:p><text:s/>2.97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新竹縣</text:p>
          </table:table-cell>
          <table:table-cell table:style-name="ce86" office:value-type="float" office:value="1427.5369" calcext:value-type="float">
            <text:p><text:s text:c="3"/>1,427.5369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187" calcext:value-type="float">
            <text:p><text:s text:c="3"/>187</text:p>
          </table:table-cell>
          <table:table-cell table:style-name="ce100" office:value-type="float" office:value="3038" calcext:value-type="float">
            <text:p><text:s text:c="3"/>3,038</text:p>
          </table:table-cell>
          <table:table-cell table:style-name="ce100" office:value-type="float" office:value="161666" calcext:value-type="float">
            <text:p><text:s text:c="3"/>161,666</text:p>
          </table:table-cell>
          <table:table-cell table:style-name="ce102" office:value-type="float" office:value="513513" calcext:value-type="float">
            <text:p><text:s text:c="3"/>513,513</text:p>
          </table:table-cell>
          <table:table-cell table:style-name="ce100" office:value-type="float" office:value="264139" calcext:value-type="float">
            <text:p><text:s text:c="3"/>264,139</text:p>
          </table:table-cell>
          <table:table-cell table:style-name="ce100" office:value-type="float" office:value="249374" calcext:value-type="float">
            <text:p><text:s text:c="3"/>249,374</text:p>
          </table:table-cell>
          <table:table-cell table:style-name="ce104" office:value-type="float" office:value="105.920825747672" calcext:value-type="float">
            <text:p><text:s/>106 </text:p>
          </table:table-cell>
          <table:table-cell table:style-name="ce104" office:value-type="float" office:value="359.719598141386" calcext:value-type="float">
            <text:p><text:s/>360 </text:p>
          </table:table-cell>
          <table:table-cell table:style-name="ce109" office:value-type="float" office:value="3.17638217064813" calcext:value-type="float">
            <text:p><text:s/>3.18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苗栗縣</text:p>
          </table:table-cell>
          <table:table-cell table:style-name="ce86" office:value-type="float" office:value="1820.3149" calcext:value-type="float">
            <text:p><text:s text:c="3"/>1,820.3149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100" office:value-type="float" office:value="274" calcext:value-type="float">
            <text:p><text:s text:c="3"/>274</text:p>
          </table:table-cell>
          <table:table-cell table:style-name="ce100" office:value-type="float" office:value="4673" calcext:value-type="float">
            <text:p><text:s text:c="3"/>4,673</text:p>
          </table:table-cell>
          <table:table-cell table:style-name="ce100" office:value-type="float" office:value="172978" calcext:value-type="float">
            <text:p><text:s text:c="3"/>172,978</text:p>
          </table:table-cell>
          <table:table-cell table:style-name="ce102" office:value-type="float" office:value="560890" calcext:value-type="float">
            <text:p><text:s text:c="3"/>560,890</text:p>
          </table:table-cell>
          <table:table-cell table:style-name="ce100" office:value-type="float" office:value="291077" calcext:value-type="float">
            <text:p><text:s text:c="3"/>291,077</text:p>
          </table:table-cell>
          <table:table-cell table:style-name="ce100" office:value-type="float" office:value="269813" calcext:value-type="float">
            <text:p><text:s text:c="3"/>269,813</text:p>
          </table:table-cell>
          <table:table-cell table:style-name="ce104" office:value-type="float" office:value="107.881013887396" calcext:value-type="float">
            <text:p><text:s/>108 </text:p>
          </table:table-cell>
          <table:table-cell table:style-name="ce104" office:value-type="float" office:value="308.128005764277" calcext:value-type="float">
            <text:p><text:s/>308 </text:p>
          </table:table-cell>
          <table:table-cell table:style-name="ce109" office:value-type="float" office:value="3.24255107585936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彰化縣</text:p>
          </table:table-cell>
          <table:table-cell table:style-name="ce86" office:value-type="float" office:value="1074.396" calcext:value-type="float">
            <text:p><text:s text:c="3"/>1,074.3960</text:p>
          </table:table-cell>
          <table:table-cell table:style-name="ce94" office:value-type="float" office:value="26" calcext:value-type="float">
            <text:p><text:s text:c="3"/>26</text:p>
          </table:table-cell>
          <table:table-cell table:style-name="ce100" office:value-type="float" office:value="589" calcext:value-type="float">
            <text:p><text:s text:c="3"/>589</text:p>
          </table:table-cell>
          <table:table-cell table:style-name="ce100" office:value-type="float" office:value="9082" calcext:value-type="float">
            <text:p><text:s text:c="3"/>9,082</text:p>
          </table:table-cell>
          <table:table-cell table:style-name="ce100" office:value-type="float" office:value="363922" calcext:value-type="float">
            <text:p><text:s text:c="3"/>363,922</text:p>
          </table:table-cell>
          <table:table-cell table:style-name="ce102" office:value-type="float" office:value="1306423" calcext:value-type="float">
            <text:p><text:s text:c="3"/>1,306,423</text:p>
          </table:table-cell>
          <table:table-cell table:style-name="ce100" office:value-type="float" office:value="670259" calcext:value-type="float">
            <text:p><text:s text:c="3"/>670,259</text:p>
          </table:table-cell>
          <table:table-cell table:style-name="ce100" office:value-type="float" office:value="636164" calcext:value-type="float">
            <text:p><text:s text:c="3"/>636,164</text:p>
          </table:table-cell>
          <table:table-cell table:style-name="ce104" office:value-type="float" office:value="105.359467055665" calcext:value-type="float">
            <text:p><text:s/>105 </text:p>
          </table:table-cell>
          <table:table-cell table:style-name="ce104" office:value-type="float" office:value="1215.9604093835" calcext:value-type="float">
            <text:p><text:s/>1,216 </text:p>
          </table:table-cell>
          <table:table-cell table:style-name="ce109" office:value-type="float" office:value="3.58984342798732" calcext:value-type="float">
            <text:p><text:s/>3.59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南投縣</text:p>
          </table:table-cell>
          <table:table-cell table:style-name="ce86" office:value-type="float" office:value="4106.436" calcext:value-type="float">
            <text:p><text:s text:c="3"/>4,106.4360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style-name="ce100" office:value-type="float" office:value="4264" calcext:value-type="float">
            <text:p><text:s text:c="3"/>4,264</text:p>
          </table:table-cell>
          <table:table-cell table:style-name="ce100" office:value-type="float" office:value="170890" calcext:value-type="float">
            <text:p><text:s text:c="3"/>170,890</text:p>
          </table:table-cell>
          <table:table-cell table:style-name="ce102" office:value-type="float" office:value="525940" calcext:value-type="float">
            <text:p><text:s text:c="3"/>525,940</text:p>
          </table:table-cell>
          <table:table-cell table:style-name="ce100" office:value-type="float" office:value="270769" calcext:value-type="float">
            <text:p><text:s text:c="3"/>270,769</text:p>
          </table:table-cell>
          <table:table-cell table:style-name="ce100" office:value-type="float" office:value="255171" calcext:value-type="float">
            <text:p><text:s text:c="3"/>255,171</text:p>
          </table:table-cell>
          <table:table-cell table:style-name="ce104" office:value-type="float" office:value="106.112763597744" calcext:value-type="float">
            <text:p><text:s/>106 </text:p>
          </table:table-cell>
          <table:table-cell table:style-name="ce104" office:value-type="float" office:value="128.076999130146" calcext:value-type="float">
            <text:p><text:s/>128 </text:p>
          </table:table-cell>
          <table:table-cell table:style-name="ce109" office:value-type="float" office:value="3.07765229094739" calcext:value-type="float">
            <text:p><text:s/>3.08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雲林縣</text:p>
          </table:table-cell>
          <table:table-cell table:style-name="ce86" office:value-type="float" office:value="1290.8326" calcext:value-type="float">
            <text:p><text:s text:c="3"/>1,290.8326</text:p>
          </table:table-cell>
          <table:table-cell table:style-name="ce94" office:value-type="float" office:value="20" calcext:value-type="float">
            <text:p><text:s text:c="3"/>20</text:p>
          </table:table-cell>
          <table:table-cell table:style-name="ce100" office:value-type="float" office:value="387" calcext:value-type="float">
            <text:p><text:s text:c="3"/>387</text:p>
          </table:table-cell>
          <table:table-cell table:style-name="ce100" office:value-type="float" office:value="6414" calcext:value-type="float">
            <text:p><text:s text:c="3"/>6,414</text:p>
          </table:table-cell>
          <table:table-cell table:style-name="ce100" office:value-type="float" office:value="229849" calcext:value-type="float">
            <text:p><text:s text:c="3"/>229,849</text:p>
          </table:table-cell>
          <table:table-cell table:style-name="ce102" office:value-type="float" office:value="716827" calcext:value-type="float">
            <text:p><text:s text:c="3"/>716,827</text:p>
          </table:table-cell>
          <table:table-cell table:style-name="ce100" office:value-type="float" office:value="374281" calcext:value-type="float">
            <text:p><text:s text:c="3"/>374,281</text:p>
          </table:table-cell>
          <table:table-cell table:style-name="ce100" office:value-type="float" office:value="342546" calcext:value-type="float">
            <text:p><text:s text:c="3"/>342,546</text:p>
          </table:table-cell>
          <table:table-cell table:style-name="ce104" office:value-type="float" office:value="109.264449154274" calcext:value-type="float">
            <text:p><text:s/>109 </text:p>
          </table:table-cell>
          <table:table-cell table:style-name="ce104" office:value-type="float" office:value="555.321425876601" calcext:value-type="float">
            <text:p><text:s/>555 </text:p>
          </table:table-cell>
          <table:table-cell table:style-name="ce109" office:value-type="float" office:value="3.11868661599572" calcext:value-type="float">
            <text:p><text:s/>3.12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嘉義縣</text:p>
          </table:table-cell>
          <table:table-cell table:style-name="ce86" office:value-type="float" office:value="1903.6367" calcext:value-type="float">
            <text:p><text:s text:c="3"/>1,903.6367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100" office:value-type="float" office:value="357" calcext:value-type="float">
            <text:p><text:s text:c="3"/>357</text:p>
          </table:table-cell>
          <table:table-cell table:style-name="ce100" office:value-type="float" office:value="5336" calcext:value-type="float">
            <text:p><text:s text:c="3"/>5,336</text:p>
          </table:table-cell>
          <table:table-cell table:style-name="ce100" office:value-type="float" office:value="176550" calcext:value-type="float">
            <text:p><text:s text:c="3"/>176,550</text:p>
          </table:table-cell>
          <table:table-cell table:style-name="ce102" office:value-type="float" office:value="542288" calcext:value-type="float">
            <text:p><text:s text:c="3"/>542,288</text:p>
          </table:table-cell>
          <table:table-cell table:style-name="ce100" office:value-type="float" office:value="282775" calcext:value-type="float">
            <text:p><text:s text:c="3"/>282,775</text:p>
          </table:table-cell>
          <table:table-cell table:style-name="ce100" office:value-type="float" office:value="259513" calcext:value-type="float">
            <text:p><text:s text:c="3"/>259,513</text:p>
          </table:table-cell>
          <table:table-cell table:style-name="ce104" office:value-type="float" office:value="108.963712800515" calcext:value-type="float">
            <text:p><text:s/>109 </text:p>
          </table:table-cell>
          <table:table-cell table:style-name="ce104" office:value-type="float" office:value="284.869481661075" calcext:value-type="float">
            <text:p><text:s/>285 </text:p>
          </table:table-cell>
          <table:table-cell table:style-name="ce109" office:value-type="float" office:value="3.07158312092892" calcext:value-type="float">
            <text:p><text:s/>3.07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屏東縣</text:p>
          </table:table-cell>
          <table:table-cell table:style-name="ce86" office:value-type="float" office:value="2775.6003" calcext:value-type="float">
            <text:p><text:s text:c="3"/>2,775.6003</text:p>
          </table:table-cell>
          <table:table-cell table:style-name="ce94" office:value-type="float" office:value="33" calcext:value-type="float">
            <text:p><text:s text:c="3"/>33</text:p>
          </table:table-cell>
          <table:table-cell table:style-name="ce100" office:value-type="float" office:value="464" calcext:value-type="float">
            <text:p><text:s text:c="3"/>464</text:p>
          </table:table-cell>
          <table:table-cell table:style-name="ce100" office:value-type="float" office:value="7486" calcext:value-type="float">
            <text:p><text:s text:c="3"/>7,486</text:p>
          </table:table-cell>
          <table:table-cell table:style-name="ce100" office:value-type="float" office:value="277049" calcext:value-type="float">
            <text:p><text:s text:c="3"/>277,049</text:p>
          </table:table-cell>
          <table:table-cell table:style-name="ce102" office:value-type="float" office:value="872262" calcext:value-type="float">
            <text:p><text:s text:c="3"/>872,262</text:p>
          </table:table-cell>
          <table:table-cell table:style-name="ce100" office:value-type="float" office:value="448582" calcext:value-type="float">
            <text:p><text:s text:c="3"/>448,582</text:p>
          </table:table-cell>
          <table:table-cell table:style-name="ce100" office:value-type="float" office:value="423680" calcext:value-type="float">
            <text:p><text:s text:c="3"/>423,680</text:p>
          </table:table-cell>
          <table:table-cell table:style-name="ce104" office:value-type="float" office:value="105.877549093656" calcext:value-type="float">
            <text:p><text:s/>106 </text:p>
          </table:table-cell>
          <table:table-cell table:style-name="ce104" office:value-type="float" office:value="314.260666422323" calcext:value-type="float">
            <text:p><text:s/>314 </text:p>
          </table:table-cell>
          <table:table-cell table:style-name="ce109" office:value-type="float" office:value="3.14840335103177" calcext:value-type="float">
            <text:p><text:s/>3.15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臺東縣</text:p>
          </table:table-cell>
          <table:table-cell table:style-name="ce86" office:value-type="float" office:value="3515.2526" calcext:value-type="float">
            <text:p><text:s text:c="3"/>3,515.2526</text:p>
          </table:table-cell>
          <table:table-cell table:style-name="ce94" office:value-type="float" office:value="16" calcext:value-type="float">
            <text:p><text:s text:c="3"/>16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0" office:value-type="float" office:value="2708" calcext:value-type="float">
            <text:p><text:s text:c="3"/>2,708</text:p>
          </table:table-cell>
          <table:table-cell table:style-name="ce100" office:value-type="float" office:value="80435" calcext:value-type="float">
            <text:p><text:s text:c="3"/>80,435</text:p>
          </table:table-cell>
          <table:table-cell table:style-name="ce102" office:value-type="float" office:value="230314" calcext:value-type="float">
            <text:p><text:s text:c="3"/>230,314</text:p>
          </table:table-cell>
          <table:table-cell table:style-name="ce100" office:value-type="float" office:value="120498" calcext:value-type="float">
            <text:p><text:s text:c="3"/>120,498</text:p>
          </table:table-cell>
          <table:table-cell table:style-name="ce100" office:value-type="float" office:value="109816" calcext:value-type="float">
            <text:p><text:s text:c="3"/>109,816</text:p>
          </table:table-cell>
          <table:table-cell table:style-name="ce104" office:value-type="float" office:value="109.727180010199" calcext:value-type="float">
            <text:p><text:s/>110 </text:p>
          </table:table-cell>
          <table:table-cell table:style-name="ce104" office:value-type="float" office:value="65.5184779608726" calcext:value-type="float">
            <text:p><text:s/>66 </text:p>
          </table:table-cell>
          <table:table-cell table:style-name="ce109" office:value-type="float" office:value="2.86335550444458" calcext:value-type="float">
            <text:p><text:s/>2.86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花蓮縣</text:p>
          </table:table-cell>
          <table:table-cell table:style-name="ce86" office:value-type="float" office:value="4628.5714" calcext:value-type="float">
            <text:p><text:s text:c="3"/>4,628.5714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0" office:value-type="float" office:value="177" calcext:value-type="float">
            <text:p><text:s text:c="3"/>177</text:p>
          </table:table-cell>
          <table:table-cell table:style-name="ce100" office:value-type="float" office:value="3656" calcext:value-type="float">
            <text:p><text:s text:c="3"/>3,656</text:p>
          </table:table-cell>
          <table:table-cell table:style-name="ce100" office:value-type="float" office:value="120956" calcext:value-type="float">
            <text:p><text:s text:c="3"/>120,956</text:p>
          </table:table-cell>
          <table:table-cell table:style-name="ce102" office:value-type="float" office:value="338481" calcext:value-type="float">
            <text:p><text:s text:c="3"/>338,481</text:p>
          </table:table-cell>
          <table:table-cell table:style-name="ce100" office:value-type="float" office:value="174313" calcext:value-type="float">
            <text:p><text:s text:c="3"/>174,313</text:p>
          </table:table-cell>
          <table:table-cell table:style-name="ce100" office:value-type="float" office:value="164168" calcext:value-type="float">
            <text:p><text:s text:c="3"/>164,168</text:p>
          </table:table-cell>
          <table:table-cell table:style-name="ce104" office:value-type="float" office:value="106.17964524146" calcext:value-type="float">
            <text:p><text:s/>106 </text:p>
          </table:table-cell>
          <table:table-cell table:style-name="ce104" office:value-type="float" office:value="73.1286115625223" calcext:value-type="float">
            <text:p><text:s/>73 </text:p>
          </table:table-cell>
          <table:table-cell table:style-name="ce109" office:value-type="float" office:value="2.79838122953801" calcext:value-type="float">
            <text:p><text:s/>2.80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澎湖縣</text:p>
          </table:table-cell>
          <table:table-cell table:style-name="ce86" office:value-type="float" office:value="126.8641" calcext:value-type="float">
            <text:p><text:s text:c="3"/>126.8641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1404" calcext:value-type="float">
            <text:p><text:s text:c="3"/>1,404</text:p>
          </table:table-cell>
          <table:table-cell table:style-name="ce100" office:value-type="float" office:value="34233" calcext:value-type="float">
            <text:p><text:s text:c="3"/>34,233</text:p>
          </table:table-cell>
          <table:table-cell table:style-name="ce102" office:value-type="float" office:value="96854" calcext:value-type="float">
            <text:p><text:s text:c="3"/>96,854</text:p>
          </table:table-cell>
          <table:table-cell table:style-name="ce100" office:value-type="float" office:value="49721" calcext:value-type="float">
            <text:p><text:s text:c="3"/>49,721</text:p>
          </table:table-cell>
          <table:table-cell table:style-name="ce100" office:value-type="float" office:value="47133" calcext:value-type="float">
            <text:p><text:s text:c="3"/>47,133</text:p>
          </table:table-cell>
          <table:table-cell table:style-name="ce104" office:value-type="float" office:value="105.490845055481" calcext:value-type="float">
            <text:p><text:s/>105 </text:p>
          </table:table-cell>
          <table:table-cell table:style-name="ce104" office:value-type="float" office:value="763.44686952416" calcext:value-type="float">
            <text:p><text:s/>763 </text:p>
          </table:table-cell>
          <table:table-cell table:style-name="ce109" office:value-type="float" office:value="2.82925831799725" calcext:value-type="float">
            <text:p><text:s/>2.83 </text:p>
          </table:table-cell>
          <table:table-cell table:number-columns-repeated="1012"/>
        </table:table-row>
        <table:table-row table:style-name="ro1">
          <table:table-cell table:style-name="ce76" office:value-type="string" calcext:value-type="string">
            <text:p>基隆市</text:p>
          </table:table-cell>
          <table:table-cell table:style-name="ce86" office:value-type="float" office:value="132.7589" calcext:value-type="float">
            <text:p><text:s text:c="3"/>132.7589</text:p>
          </table:table-cell>
          <table:table-cell table:style-name="ce94" office:value-type="float" office:value="7" calcext:value-type="float">
            <text:p><text:s text:c="3"/>7</text:p>
          </table:table-cell>
          <table:table-cell table:style-name="ce100" office:value-type="float" office:value="157" calcext:value-type="float">
            <text:p><text:s text:c="3"/>157</text:p>
          </table:table-cell>
          <table:table-cell table:style-name="ce100" office:value-type="float" office:value="3313" calcext:value-type="float">
            <text:p><text:s text:c="3"/>3,313</text:p>
          </table:table-cell>
          <table:table-cell table:style-name="ce100" office:value-type="float" office:value="147152" calcext:value-type="float">
            <text:p><text:s text:c="3"/>147,152</text:p>
          </table:table-cell>
          <table:table-cell table:style-name="ce102" office:value-type="float" office:value="383352" calcext:value-type="float">
            <text:p><text:s text:c="3"/>383,352</text:p>
          </table:table-cell>
          <table:table-cell table:style-name="ce100" office:value-type="float" office:value="193173" calcext:value-type="float">
            <text:p><text:s text:c="3"/>193,173</text:p>
          </table:table-cell>
          <table:table-cell table:style-name="ce100" office:value-type="float" office:value="190179" calcext:value-type="float">
            <text:p><text:s text:c="3"/>190,179</text:p>
          </table:table-cell>
          <table:table-cell table:style-name="ce104" office:value-type="float" office:value="101.574306311422" calcext:value-type="float">
            <text:p><text:s/>102 </text:p>
          </table:table-cell>
          <table:table-cell table:style-name="ce104" office:value-type="float" office:value="2887.5804183373" calcext:value-type="float">
            <text:p><text:s/>2,888 </text:p>
          </table:table-cell>
          <table:table-cell table:style-name="ce109" office:value-type="float" office:value="2.60514298140698" calcext:value-type="float">
            <text:p><text:s/>2.61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新竹市</text:p>
          </table:table-cell>
          <table:table-cell table:style-name="ce86" office:value-type="float" office:value="104.1526" calcext:value-type="float">
            <text:p><text:s text:c="3"/>104.1526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2165" calcext:value-type="float">
            <text:p><text:s text:c="3"/>2,165</text:p>
          </table:table-cell>
          <table:table-cell table:style-name="ce100" office:value-type="float" office:value="142231" calcext:value-type="float">
            <text:p><text:s text:c="3"/>142,231</text:p>
          </table:table-cell>
          <table:table-cell table:style-name="ce102" office:value-type="float" office:value="415797" calcext:value-type="float">
            <text:p><text:s text:c="3"/>415,797</text:p>
          </table:table-cell>
          <table:table-cell table:style-name="ce100" office:value-type="float" office:value="206428" calcext:value-type="float">
            <text:p><text:s text:c="3"/>206,428</text:p>
          </table:table-cell>
          <table:table-cell table:style-name="ce100" office:value-type="float" office:value="209369" calcext:value-type="float">
            <text:p><text:s text:c="3"/>209,369</text:p>
          </table:table-cell>
          <table:table-cell table:style-name="ce104" office:value-type="float" office:value="98.5953030295794" calcext:value-type="float">
            <text:p><text:s/>99 </text:p>
          </table:table-cell>
          <table:table-cell table:style-name="ce104" office:value-type="float" office:value="3992.19030537884" calcext:value-type="float">
            <text:p><text:s/>3,992 </text:p>
          </table:table-cell>
          <table:table-cell table:style-name="ce109" office:value-type="float" office:value="2.92339222813592" calcext:value-type="float">
            <text:p><text:s/>2.92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嘉義市</text:p>
          </table:table-cell>
          <table:table-cell table:style-name="ce86" office:value-type="float" office:value="60.0256" calcext:value-type="float">
            <text:p><text:s text:c="3"/>60.0256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379" calcext:value-type="float">
            <text:p><text:s text:c="3"/>1,379</text:p>
          </table:table-cell>
          <table:table-cell table:style-name="ce100" office:value-type="float" office:value="95219" calcext:value-type="float">
            <text:p><text:s text:c="3"/>95,219</text:p>
          </table:table-cell>
          <table:table-cell table:style-name="ce102" office:value-type="float" office:value="272234" calcext:value-type="float">
            <text:p><text:s text:c="3"/>272,234</text:p>
          </table:table-cell>
          <table:table-cell table:style-name="ce100" office:value-type="float" office:value="133931" calcext:value-type="float">
            <text:p><text:s text:c="3"/>133,931</text:p>
          </table:table-cell>
          <table:table-cell table:style-name="ce100" office:value-type="float" office:value="138303" calcext:value-type="float">
            <text:p><text:s text:c="3"/>138,303</text:p>
          </table:table-cell>
          <table:table-cell table:style-name="ce104" office:value-type="float" office:value="96.8388248989537" calcext:value-type="float">
            <text:p><text:s/>97 </text:p>
          </table:table-cell>
          <table:table-cell table:style-name="ce104" office:value-type="float" office:value="4535.29827273697" calcext:value-type="float">
            <text:p><text:s/>4,535 </text:p>
          </table:table-cell>
          <table:table-cell table:style-name="ce109" office:value-type="float" office:value="2.85903023556223" calcext:value-type="float">
            <text:p><text:s/>2.86 </text:p>
          </table:table-cell>
          <table:table-cell table:number-columns-repeated="1012"/>
        </table:table-row>
        <table:table-row table:style-name="ro22">
          <table:table-cell table:style-name="ce75" office:value-type="string" calcext:value-type="string">
            <text:p>福建省</text:p>
          </table:table-cell>
          <table:table-cell table:style-name="ce85" office:value-type="float" office:value="180.456" calcext:value-type="float">
            <text:p><text:s text:c="3"/>180.4560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902" calcext:value-type="float">
            <text:p><text:s text:c="3"/>902</text:p>
          </table:table-cell>
          <table:table-cell table:style-name="ce99" office:value-type="float" office:value="34726" calcext:value-type="float">
            <text:p><text:s text:c="3"/>34,726</text:p>
          </table:table-cell>
          <table:table-cell table:style-name="ce28" office:value-type="float" office:value="107906" calcext:value-type="float">
            <text:p><text:s text:c="3"/>107,906</text:p>
          </table:table-cell>
          <table:table-cell table:style-name="ce99" office:value-type="float" office:value="55855" calcext:value-type="float">
            <text:p><text:s text:c="3"/>55,855</text:p>
          </table:table-cell>
          <table:table-cell table:style-name="ce99" office:value-type="float" office:value="52051" calcext:value-type="float">
            <text:p><text:s text:c="3"/>52,051</text:p>
          </table:table-cell>
          <table:table-cell table:style-name="ce103" office:value-type="float" office:value="107.308216941077" calcext:value-type="float">
            <text:p><text:s/>107 </text:p>
          </table:table-cell>
          <table:table-cell table:style-name="ce103" office:value-type="float" office:value="597.962938333998" calcext:value-type="float">
            <text:p><text:s/>598 </text:p>
          </table:table-cell>
          <table:table-cell table:style-name="ce108" office:value-type="float" office:value="3.10735471980648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金門縣</text:p>
          </table:table-cell>
          <table:table-cell table:style-name="ce86" office:value-type="float" office:value="151.656" calcext:value-type="float">
            <text:p><text:s text:c="3"/>151.6560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765" calcext:value-type="float">
            <text:p><text:s text:c="3"/>765</text:p>
          </table:table-cell>
          <table:table-cell table:style-name="ce100" office:value-type="float" office:value="32601" calcext:value-type="float">
            <text:p><text:s text:c="3"/>32,601</text:p>
          </table:table-cell>
          <table:table-cell table:style-name="ce102" office:value-type="float" office:value="97969" calcext:value-type="float">
            <text:p><text:s text:c="3"/>97,969</text:p>
          </table:table-cell>
          <table:table-cell table:style-name="ce100" office:value-type="float" office:value="50109" calcext:value-type="float">
            <text:p><text:s text:c="3"/>50,109</text:p>
          </table:table-cell>
          <table:table-cell table:style-name="ce100" office:value-type="float" office:value="47860" calcext:value-type="float">
            <text:p><text:s text:c="3"/>47,860</text:p>
          </table:table-cell>
          <table:table-cell table:style-name="ce104" office:value-type="float" office:value="104.699122440451" calcext:value-type="float">
            <text:p><text:s/>105 </text:p>
          </table:table-cell>
          <table:table-cell table:style-name="ce104" office:value-type="float" office:value="645.994883156618" calcext:value-type="float">
            <text:p><text:s/>646 </text:p>
          </table:table-cell>
          <table:table-cell table:style-name="ce109" office:value-type="float" office:value="3.0050918683476" calcext:value-type="float">
            <text:p><text:s/>3.01 </text:p>
          </table:table-cell>
          <table:table-cell table:number-columns-repeated="1012"/>
        </table:table-row>
        <table:table-row table:style-name="ro19">
          <table:table-cell table:style-name="ce76" office:value-type="string" calcext:value-type="string">
            <text:p>連江縣</text:p>
          </table:table-cell>
          <table:table-cell table:style-name="ce86" office:value-type="float" office:value="28.8" calcext:value-type="float">
            <text:p><text:s text:c="3"/>28.8000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37" calcext:value-type="float">
            <text:p><text:s text:c="3"/>137</text:p>
          </table:table-cell>
          <table:table-cell table:style-name="ce100" office:value-type="float" office:value="2125" calcext:value-type="float">
            <text:p><text:s text:c="3"/>2,125</text:p>
          </table:table-cell>
          <table:table-cell table:style-name="ce102" office:value-type="float" office:value="9937" calcext:value-type="float">
            <text:p><text:s text:c="3"/>9,937</text:p>
          </table:table-cell>
          <table:table-cell table:style-name="ce100" office:value-type="float" office:value="5746" calcext:value-type="float">
            <text:p><text:s text:c="3"/>5,746</text:p>
          </table:table-cell>
          <table:table-cell table:style-name="ce100" office:value-type="float" office:value="4191" calcext:value-type="float">
            <text:p><text:s text:c="3"/>4,191</text:p>
          </table:table-cell>
          <table:table-cell table:style-name="ce104" office:value-type="float" office:value="137.103316630876" calcext:value-type="float">
            <text:p><text:s/>137 </text:p>
          </table:table-cell>
          <table:table-cell table:style-name="ce104" office:value-type="float" office:value="345.034722222222" calcext:value-type="float">
            <text:p><text:s/>345 </text:p>
          </table:table-cell>
          <table:table-cell table:style-name="ce109" office:value-type="float" office:value="4.67623529411765" calcext:value-type="float">
            <text:p><text:s/>4.68 </text:p>
          </table:table-cell>
          <table:table-cell table:number-columns-repeated="1012"/>
        </table:table-row>
        <table:table-row table:style-name="ro23">
          <table:table-cell table:style-name="ce77" office:value-type="string" calcext:value-type="string">
            <text:p>東沙群島</text:p>
          </table:table-cell>
          <table:table-cell table:style-name="ce87" office:value-type="float" office:value="2.38" calcext:value-type="float">
            <text:p><text:s text:c="3"/>2.3800</text:p>
          </table:table-cell>
          <table:table-cell table:style-name="ce95" office:value-type="float" office:value="0" calcext:value-type="float">
            <text:p>— </text:p>
          </table:table-cell>
          <table:table-cell table:number-columns-repeated="8" table:style-name="ce96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77" office:value-type="string" calcext:value-type="string">
            <text:p>南沙群島</text:p>
          </table:table-cell>
          <table:table-cell table:style-name="ce87" office:value-type="float" office:value="0.4896" calcext:value-type="float">
            <text:p><text:s text:c="3"/>0.4896</text:p>
          </table:table-cell>
          <table:table-cell table:number-columns-repeated="9" table:style-name="ce96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78"/>
          <table:table-cell table:style-name="ce88"/>
          <table:table-cell table:style-name="ce97" table:number-columns-repeated="7"/>
          <table:table-cell table:style-name="ce105" table:number-columns-repeated="2"/>
          <table:table-cell table:style-name="ce111"/>
          <table:table-cell table:style-name="ce112" table:number-columns-repeated="244"/>
          <table:table-cell table:style-name="ce114" table:number-columns-repeated="768"/>
        </table:table-row>
        <table:table-row table:style-name="ro19">
          <table:table-cell table:style-name="ce79" office:value-type="string" calcext:value-type="string">
            <text:p>說明：<text:span text:style-name="T6">1.96</text:span><text:span text:style-name="T5">年</text:span><text:span text:style-name="T7">12</text:span><text:span text:style-name="T5">月起，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89"/>
          <table:table-cell table:style-name="ce98"/>
          <table:table-cell table:style-name="ce34" table:number-columns-repeated="5"/>
          <table:table-cell/>
          <table:table-cell table:style-name="ce106" office:value-type="string" calcext:value-type="string" table:number-columns-spanned="3" table:number-rows-spanned="1">
            <text:p>內政部戶政司<text:span text:style-name="T6"> </text:span><text:span text:style-name="T5">民國</text:span><text:span text:style-name="T7">100</text:span><text:span text:style-name="T5">年</text:span><text:span text:style-name="T7">3</text:span><text:span text:style-name="T5">月</text:span><text:span text:style-name="T7">7</text:span><text:span text:style-name="T5">日編製</text:span></text:p>
          </table:table-cell>
          <table:covered-table-cell table:number-columns-repeated="2" table:style-name="ce61"/>
          <table:table-cell table:style-name="ce113"/>
          <table:table-cell table:style-name="ce112" table:number-columns-repeated="1011"/>
        </table:table-row>
        <table:table-row table:style-name="ro16">
          <table:table-cell table:style-name="ce79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 table:number-rows-repeated="2">
          <table:table-cell table:style-name="ce80"/>
          <table:table-cell table:number-columns-repeated="1023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10.%E9%81%B7%E5%BE%99-100.02.xls'#$''.$G$5]"/>
        <table:named-expression table:name="出生" table:base-cell-address="$年月別.$A$1" table:expression="['file:///D:/123/o60/10.%E9%81%B7%E5%BE%99-100.02.xls'#$''.$V$14:.$V$34]"/>
        <table:named-expression table:name="月底人口數" table:base-cell-address="$年月別.$A$1" table:expression="['file:///D:/123/o60/10.%E9%81%B7%E5%BE%99-100.02.xls'#$''.$AT$14:.$AU$34]"/>
        <table:named-expression table:name="死亡" table:base-cell-address="$年月別.$A$1" table:expression="['file:///D:/123/o60/10.%E9%81%B7%E5%BE%99-100.02.xls'#$''.$Y$14:.$Y$34]"/>
        <table:named-expression table:name="結婚" table:base-cell-address="$年月別.$A$1" table:expression="['file:///D:/123/o60/10.%E9%81%B7%E5%BE%99-100.02.xls'#$''.$L$14:.$L$34]"/>
        <table:named-expression table:name="鄰數戶數" table:base-cell-address="$年月別.$A$1" table:expression="['file:///D:/123/o60/10.%E9%81%B7%E5%BE%99-100.02.xls'#$''.$AQ$14:.$AR$34]"/>
        <table:named-expression table:name="離婚" table:base-cell-address="$年月別.$A$1" table:expression="['file:///D:/123/o60/10.%E9%81%B7%E5%BE%99-100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39:06</meta:creation-date>
    <dc:creator>user</dc:creator>
    <dc:date>2011-03-07T16:40:03</dc:date>
    <meta:document-statistic meta:table-count="2" meta:cell-count="706" meta:object-count="0"/>
    <meta:generator>LibreOffice/5.0.5.2$Windows_x86 LibreOffice_project/55b006a02d247b5f7215fc6ea0fde844b30035b3</meta:generator>
  </office:meta>
</office:document-meta>
</file>